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%%%%%%%%%%%%%%%%%%%%%%%%%%%%%%%%%%%%%%%%</text:p>
      <text:p text:style-name="Normal">% <text:s text:c="3"/>Page de garde (Pagedegarde.tex) <text:s text:c="2"/>%</text:p>
      <text:p text:style-name="Normal">%%%%%%%%%%%%%%%%%%%%%%%%%%%%%%%%%%%%%%%%</text:p>
      <text:p text:style-name="Normal">% Dorian Depriester, 2014</text:p>
      <text:p text:style-name="Normal"/>
      <text:p text:style-name="Normal">\makeatletter</text:p>
      <text:p text:style-name="Normal">\def\@ecole{école}</text:p>
      <text:p text:style-name="Normal">\newcommand{\ecole}[1]{</text:p>
      <text:p text:style-name="Normal"><text:s text:c="2"/>\def\@ecole{#1}</text:p>
      <text:p text:style-name="Normal">}</text:p>
      <text:p text:style-name="Normal"/>
      <text:p text:style-name="Normal">\def\@entreprise{Nom de l'entreprise}</text:p>
      <text:p text:style-name="Normal">\newcommand{\entreprise}[1]{</text:p>
      <text:p text:style-name="Normal"><text:s text:c="2"/>\def\@entreprise{#1}</text:p>
      <text:p text:style-name="Normal">}</text:p>
      <text:p text:style-name="Normal"/>
      <text:p text:style-name="Normal">\def\@datedebut{\today}</text:p>
      <text:p text:style-name="Normal">\newcommand{\datedebut}[1]{</text:p>
      <text:p text:style-name="Normal"><text:s text:c="2"/>\def\@datedebut{#1}</text:p>
      <text:p text:style-name="Normal">}</text:p>
      <text:p text:style-name="Normal"/>
      <text:p text:style-name="Normal"/>
      <text:p text:style-name="Normal">\def\@datefin{\today}</text:p>
      <text:p text:style-name="Normal">\newcommand{\datefin}[1]{</text:p>
      <text:p text:style-name="Normal"><text:s text:c="2"/>\def\@datefin{#1}</text:p>
      <text:p text:style-name="Normal">}</text:p>
      <text:p text:style-name="Normal"/>
      <text:p text:style-name="Normal"/>
      <text:p text:style-name="Normal"/>
      <text:p text:style-name="Normal">\def\@specialite{Spécialité}</text:p>
      <text:p text:style-name="Normal">\newcommand{\specialite}[1]{</text:p>
      <text:p text:style-name="Normal"><text:s text:c="2"/>\def\@specialite{#1}</text:p>
      <text:p text:style-name="Normal">}</text:p>
      <text:p text:style-name="Normal"/>
      <text:p text:style-name="Normal">\def\@ED{\'{E}cole Doctorale}</text:p>
      <text:p text:style-name="Normal">\newcommand{\ED}[1]{</text:p>
      <text:p text:style-name="Normal"><text:s text:c="2"/>\def\@ED{#1}</text:p>
      <text:p text:style-name="Normal">}</text:p>
      <text:p text:style-name="Normal"/>
      <text:p text:style-name="Normal">\def\@doctorat{Doctorat}</text:p>
      <text:p text:style-name="Normal">\newcommand{\doctorat}[1]{</text:p>
      <text:p text:style-name="Normal"><text:s text:c="2"/>\def\@doctorat{#1}</text:p>
      <text:p text:style-name="Normal">}</text:p>
      <text:p text:style-name="Normal"/>
      <text:p text:style-name="Normal">\def\@adresse{Adresse}</text:p>
      <text:p text:style-name="Normal">\newcommand{\adresse}[1]{</text:p>
      <text:p text:style-name="Normal"><text:s text:c="2"/>\def\@adresse{#1}</text:p>
      <text:p text:style-name="Normal">}</text:p>
      <text:p text:style-name="Normal"/>
      <text:p text:style-name="Normal">\def\@directeur{directeur}</text:p>
      <text:p text:style-name="Normal">\newcommand{\directeur}[1]{</text:p>
      <text:p text:style-name="Normal"><text:s text:c="2"/>\def\@directeur{#1}</text:p>
      <text:p text:style-name="Normal">}</text:p>
      <text:p text:style-name="Normal"/>
      <text:p text:style-name="Normal">\def\@encadrant{encadrant}</text:p>
      <text:p text:style-name="Normal">\newcommand{\encadrant}[1]{</text:p>
      <text:soft-page-break/>
      <text:p text:style-name="Normal"><text:s text:c="2"/>\def\@encadrant{#1}</text:p>
      <text:p text:style-name="Normal">}</text:p>
      <text:p text:style-name="Normal">\def\@membrea{Membre}</text:p>
      <text:p text:style-name="Normal">\newcommand{\membrea}[1]{</text:p>
      <text:p text:style-name="Normal"><text:s text:c="2"/>\def\@membrea{#1\\}</text:p>
      <text:p text:style-name="Normal">}</text:p>
      <text:p text:style-name="Normal">\def\@membreb{Membre}</text:p>
      <text:p text:style-name="Normal">\newcommand{\membreb}[1]{</text:p>
      <text:p text:style-name="Normal"><text:s text:c="2"/>\def\@membreb{#1\\}</text:p>
      <text:p text:style-name="Normal">}</text:p>
      <text:p text:style-name="Normal">\def\@membrec{Membre}</text:p>
      <text:p text:style-name="Normal">\newcommand{\membrec}[1]{</text:p>
      <text:p text:style-name="Normal"><text:s text:c="2"/>\def\@membrec{#1\\}</text:p>
      <text:p text:style-name="Normal">}</text:p>
      <text:p text:style-name="Normal">\def\@membred{Membre}</text:p>
      <text:p text:style-name="Normal">\newcommand{\membred}[1]{</text:p>
      <text:p text:style-name="Normal"><text:s text:c="2"/>\def\@membred{#1\\}</text:p>
      <text:p text:style-name="Normal">}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\def\@juryb{}{}{}</text:p>
      <text:p text:style-name="Normal">\newcommand{\juryb}[3]{</text:p>
      <text:p text:style-name="Normal"><text:s text:c="2"/>\def\@juryb{#1,<text:tab/>&amp; #2<text:tab/>&amp; #3\\}</text:p>
      <text:p text:style-name="Normal">}</text:p>
      <text:soft-page-break/>
      <text:p text:style-name="Normal">\def\@juryc{}{}{}</text:p>
      <text:p text:style-name="Normal">\newcommand{\juryc}[3]{</text:p>
      <text:p text:style-name="Normal"><text:s text:c="2"/>\def\@juryc{#1,<text:tab/>&amp; #2<text:tab/>&amp; #3\\}</text:p>
      <text:p text:style-name="Normal">}</text:p>
      <text:p text:style-name="Normal">\def\@juryd{}{}{}</text:p>
      <text:p text:style-name="Normal">\newcommand{\juryd}[3]{</text:p>
      <text:p text:style-name="Normal"><text:s text:c="2"/>\def\@juryd{#1,<text:tab/>&amp; #2<text:tab/>&amp; #3\\}</text:p>
      <text:p text:style-name="Normal">}</text:p>
      <text:p text:style-name="Normal">\def\@jurye{}{}{}</text:p>
      <text:p text:style-name="Normal">\newcommand{\jurye}[3]{</text:p>
      <text:p text:style-name="Normal"><text:s text:c="2"/>\def\@jurye{#1,<text:tab/>&amp; #2<text:tab/>&amp; #3\\}</text:p>
      <text:p text:style-name="Normal">}</text:p>
      <text:p text:style-name="Normal">\def\@juryf{}{}{}</text:p>
      <text:p text:style-name="Normal">\newcommand{\juryf}[3]{</text:p>
      <text:p text:style-name="Normal"><text:s text:c="2"/>\def\@juryf{#1,<text:tab/>&amp; #2<text:tab/>&amp; #3\\}</text:p>
      <text:p text:style-name="Normal">}</text:p>
      <text:p text:style-name="Normal">\def\@juryg{}{}{}</text:p>
      <text:p text:style-name="Normal">\newcommand{\juryg}[3]{</text:p>
      <text:p text:style-name="Normal"><text:s text:c="2"/>\def\@juryg{#1,<text:tab/>&amp; #2<text:tab/>&amp; #3\\}</text:p>
      <text:p text:style-name="Normal">}</text:p>
      <text:p text:style-name="Normal">\def\@juryh{}{}{}</text:p>
      <text:p text:style-name="Normal">\newcommand{\juryh}[3]{</text:p>
      <text:p text:style-name="Normal"><text:s text:c="2"/>\def\@juryh{#1,<text:tab/>&amp; #2<text:tab/>&amp; #3\\}</text:p>
      <text:p text:style-name="Normal">}</text:p>
      <text:p text:style-name="Normal">\def\@juryi{}{}{}</text:p>
      <text:p text:style-name="Normal">\newcommand{\juryi}[3]{</text:p>
      <text:p text:style-name="Normal"><text:s text:c="2"/>\def\@juryi{#1,<text:tab/>&amp; #2<text:tab/>&amp; #3\\}</text:p>
      <text:p text:style-name="Normal">}</text:p>
      <text:soft-page-break/>
      <text:p text:style-name="Normal">\makeatother</text:p>
      <text:p text:style-name="Normal"/>
      <text:p text:style-name="Normal">\newcommand\BackgroundPic{%</text:p>
      <text:p text:style-name="Normal"><text:tab/>\put(0,0){%</text:p>
      <text:p text:style-name="Normal"><text:tab/><text:tab/>\parbox[b][\paperheight]{\paperwidth}{%</text:p>
      <text:p text:style-name="Normal"><text:tab/><text:tab/><text:tab/>\includegraphics[height=0.45\paperheight]{bordure.png}%</text:p>
      <text:p text:style-name="Normal"><text:tab/><text:tab/><text:tab/>\vfill</text:p>
      <text:p text:style-name="Normal"><text:tab/><text:tab/>}</text:p>
      <text:p text:style-name="Normal"><text:tab/>}</text:p>
      <text:p text:style-name="Normal">}</text:p>
      <text:p text:style-name="Normal">\newcommand\EtiquetteThese{%</text:p>
      <text:p text:style-name="Normal"><text:tab/>\put(0,0){%</text:p>
      <text:p text:style-name="Normal"><text:tab/><text:tab/>\parbox[t][\paperheight]{\paperwidth}{%</text:p>
      <text:p text:style-name="Normal"><text:tab/><text:tab/><text:tab/>\hfill</text:p>
      <text:p text:style-name="Normal"><text:tab/><text:tab/><text:tab/>%\colorbox{blue}{<text:tab/><text:tab/></text:p>
      <text:p text:style-name="Normal"><text:tab/><text:tab/><text:tab/><text:tab/>\begin{minipage}[b]{2em}</text:p>
      <text:p text:style-name="Normal"><text:tab/><text:tab/><text:tab/><text:tab/><text:tab/>\includegraphics[width=4.0\textwidth]{logo_miage.png}\\<text:tab/><text:tab/><text:tab/><text:tab/><text:tab/></text:p>
      <text:p text:style-name="Normal"><text:tab/><text:tab/><text:tab/><text:tab/><text:tab/>%\centering\Huge\textcolor{white}{M\\I\\A\\G\\E\\}</text:p>
      <text:p text:style-name="Normal"><text:tab/><text:tab/><text:tab/><text:tab/><text:tab/>\vspace{0.2cm}</text:p>
      <text:p text:style-name="Normal"><text:tab/><text:tab/><text:tab/><text:tab/>\end{minipage}</text:p>
      <text:p text:style-name="Normal"><text:tab/><text:tab/><text:tab/>%}</text:p>
      <text:p text:style-name="Normal"><text:tab/><text:tab/>}</text:p>
      <text:p text:style-name="Normal"><text:tab/>}</text:p>
      <text:p text:style-name="Normal">}</text:p>
      <text:p text:style-name="Normal"/>
      <text:p text:style-name="Normal">\makeatletter</text:p>
      <text:p text:style-name="Normal">\newcommand{\pagedegarde}{</text:p>
      <text:soft-page-break/>
      <text:p text:style-name="Normal">\newgeometry{top=2.5cm, bottom=1cm, left=2cm, right=1cm}</text:p>
      <text:p text:style-name="Normal">\AddToShipoutPicture*{\BackgroundPic}</text:p>
      <text:p text:style-name="Normal">%\AddToShipoutPicture*{\EtiquetteThese}</text:p>
      <text:p text:style-name="Normal"><text:s text:c="2"/>\begin{titlepage}</text:p>
      <text:p text:style-name="Normal"><text:s text:c="2"/>\centering</text:p>
      <text:p text:style-name="Normal"><text:s text:c="6"/>\includegraphics[width=0.6\textwidth]{logo_Paris_Nanterre_couleur_RVB.png}</text:p>
      <text:p text:style-name="Normal"><text:s text:c="6"/>\hfill</text:p>
      <text:p text:style-name="Normal"><text:s text:c="6"/>$\ $\\</text:p>
      <text:p text:style-name="Normal"><text:s text:c="6"/>%\includegraphics[width=0.20\textwidth]{logo_entreprise.png}\\</text:p>
      <text:p text:style-name="Normal"><text:s text:c="4"/>\vspace{1cm}</text:p>
      <text:p text:style-name="Normal"><text:s text:c="6"/>{\Large Licence MIASHS première année}\\</text:p>
      <text:p text:style-name="Normal"><text:s text:c="4"/>\vspace{1cm}</text:p>
      <text:p text:style-name="Normal"><text:s text:c="6"/>{\huge<text:s/></text:p>
      <text:p text:style-name="Normal"><text:s text:c="6"/><text:tab/>{\bfseries Rapport de projet informatique}</text:p>
      <text:p text:style-name="Normal"><text:s text:c="8"/>\\</text:p>
      <text:p text:style-name="Normal"><text:s text:c="8"/></text:p>
      <text:p text:style-name="Normal"><text:s text:c="4"/>\vspace{0.5cm}}</text:p>
      <text:p text:style-name="Normal"><text:s text:c="6"/><text:tab/>$\ $\\</text:p>
      <text:p text:style-name="Normal"><text:s text:c="4"/>\vspace{1cm}</text:p>
      <text:p text:style-name="Normal"><text:s text:c="3"/><text:tab/><text:tab/></text:p>
      <text:p text:style-name="Normal"><text:s text:c="4"/>\vspace{1cm}</text:p>
      <text:p text:style-name="Normal"><text:s text:c="4"/><text:tab/>{\huge\color[rgb]{0,0,1} \bfseries{\@title}}\\</text:p>
      <text:p text:style-name="Normal"><text:s text:c="4"/>\vspace{0.5cm}</text:p>
      <text:p text:style-name="Normal"><text:s text:c="4"/>%{\bfseries Entreprise d'accueil : \@entreprise}\\</text:p>
      <text:p text:style-name="Normal"><text:s text:c="4"/>{\bfseries Projet réalisé du \@datedebut\ au \@datefin}\\</text:p>
      <text:p text:style-name="Normal"><text:s text:c="4"/>%<text:tab/>{\Large{\bfseries Spécialité doctorale ``\@specialite''}}\\</text:p>
      <text:p text:style-name="Normal"><text:s text:c="4"/>\href{https://github.com/FeuViper/news-scraper.git}{lien GitHub}</text:p>
      <text:p text:style-name="Normal"><text:s text:c="4"/>\vspace{2cm}</text:p>
      <text:soft-page-break/>
      <text:p text:style-name="Normal"><text:s text:c="4"/>$\ $\\</text:p>
      <text:p text:style-name="Normal"><text:s text:c="4"/>\vspace{0.5cm}</text:p>
      <text:p text:style-name="Normal"><text:s text:c="4"/>$\ $\\</text:p>
      <text:p text:style-name="Normal"><text:s text:c="4"/>\vspace{0.5cm}</text:p>
      <text:p text:style-name="Normal"><text:s text:c="4"/>%<text:tab/>le \@date \\</text:p>
      <text:p text:style-name="Normal"><text:s text:c="4"/>\vfill</text:p>
      <text:p text:style-name="Normal"><text:s text:c="5"/>% <text:s/>{\LARGE \color[rgb]{0,0,1} \bfseries{\@title}} \\</text:p>
      <text:p text:style-name="Normal"><text:s text:c="4"/>%\vfill</text:p>
      <text:p text:style-name="Normal"><text:s text:c="6"/>% <text:s/>Directeur de thèse : {\bfseries \@directeur}\\</text:p>
      <text:p text:style-name="Normal"><text:s text:c="7"/>% Co-encadrant de thèse : {\bfseries \@encadrant}\\</text:p>
      <text:p text:style-name="Normal"><text:s text:c="4"/>%\vfill</text:p>
      <text:p text:style-name="Normal"><text:tab/>\begin{tabular}{&gt;{\bfseries}lll}</text:p>
      <text:p text:style-name="Normal"><text:tab/><text:tab/>\large Membres du groupe\\</text:p>
      <text:p text:style-name="Normal"><text:tab/><text:tab/>\vspace{0.15cm}\\</text:p>
      <text:p text:style-name="Normal"><text:tab/><text:tab/>\@membrea</text:p>
      <text:p text:style-name="Normal"><text:tab/><text:tab/>\@membreb</text:p>
      <text:p text:style-name="Normal"><text:tab/><text:tab/>\@membrec</text:p>
      <text:p text:style-name="Normal"><text:tab/><text:tab/>\@membred</text:p>
      <text:p text:style-name="Normal"><text:tab/><text:tab/>\@membree</text:p>
      <text:p text:style-name="Normal"><text:tab/><text:tab/>%\@jurye</text:p>
      <text:p text:style-name="Normal"><text:tab/><text:tab/>%\@juryf</text:p>
      <text:p text:style-name="Normal"><text:tab/><text:tab/>%\@juryg</text:p>
      <text:p text:style-name="Normal"><text:tab/><text:tab/>%\@juryh</text:p>
      <text:p text:style-name="Normal"><text:tab/><text:tab/>%\@juryi</text:p>
      <text:p text:style-name="Normal"><text:tab/>\end{tabular}</text:p>
      <text:p text:style-name="Normal"><text:tab/>%\includegraphics[width=0.20\textwidth]{logo_entreprise.png}\</text:p>
      <text:p text:style-name="Normal"><text:tab/>\vfill</text:p>
      <text:p text:style-name="Normal"><text:tab/></text:p>
      <text:soft-page-break/>
      <text:p text:style-name="Normal"><text:tab/>%\@adresse</text:p>
      <text:p text:style-name="Normal"><text:s text:c="2"/>\end{titlepage}</text:p>
      <text:p text:style-name="Normal"/>
      <text:p text:style-name="Normal"/>
      <text:p text:style-name="Normal"/>
      <text:p text:style-name="Normal"/>
      <text:p text:style-name="Normal">\restoregeometry <text:s/>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émi Frydman</meta:initial-creator>
    <dc:creator>Rémi Frydman</dc:creator>
    <meta:creation-date>2025-05-23T22:15:00Z</meta:creation-date>
    <dc:date>2025-05-23T22:15:00Z</dc:date>
    <meta:template xlink:href="Normal" xlink:type="simple"/>
    <meta:editing-cycles>2</meta:editing-cycles>
    <meta:editing-duration>PT0S</meta:editing-duration>
    <meta:document-statistic meta:page-count="8" meta:paragraph-count="7" meta:word-count="602" meta:character-count="3909" meta:row-count="27" meta:non-whitespace-character-count="3314"/>
  </office:meta>
</office:document-meta>
</file>